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208cm"/>
    </style:style>
    <style:style style:name="Tabella2.H" style:family="table-column">
      <style:table-column-properties style:column-width="1.102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officeooo:paragraph-rsid="022073f4"/>
    </style:style>
    <style:style style:name="P16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2pt" style:font-size-asian="1.75pt" style:font-size-complex="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size="6pt" officeooo:paragraph-rsid="0226fc0c" style:font-size-asian="5.25pt" style:font-size-complex="6pt"/>
    </style:style>
    <style:style style:name="P21" style:family="paragraph" style:parent-style-name="Frame_20_contents">
      <style:text-properties officeooo:rsid="01c4e795" officeooo:paragraph-rsid="01c4e795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4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b949e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2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1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5" style:family="text">
      <style:text-properties fo:color="#333333" fo:font-weight="bold" style:font-weight-asian="bold" style:font-name-complex="Helvetica" style:font-weight-complex="bold"/>
    </style:style>
    <style:style style:name="T36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37" style:family="text">
      <style:text-properties officeooo:rsid="013aad73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93c4ce" fo:background-color="transparent" loext:char-shading-value="0"/>
    </style:style>
    <style:style style:name="T4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4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1" style:family="text">
      <style:text-properties fo:font-size="7pt" style:font-size-asian="7pt" style:font-size-complex="7pt"/>
    </style:style>
    <style:style style:name="T62" style:family="text">
      <style:text-properties fo:font-size="7pt" officeooo:rsid="01431666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95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1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08"><text:placeholder text:placeholder-type="text">&lt;translate(u'q.ty')&gt;</text:placeholder></text:p>
            </table:table-cell>
            <table:table-cell table:style-name="Tabella2.A1" office:value-type="string">
              <text:p text:style-name="P110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0"><text:placeholder text:placeholder-type="text">&lt;translate(u'discount')&gt;</text:placeholder> %</text:p>
            </table:table-cell>
            <table:table-cell table:style-name="Tabella2.A1" office:value-type="string">
              <text:p text:style-name="P109"><text:placeholder text:placeholder-type="text">&lt;translate(u'VAT')&gt;</text:placeholder> %</text:p>
            </table:table-cell>
            <table:table-cell table:style-name="Tabella2.A1" office:value-type="string">
              <text:p text:style-name="P110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9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9" office:value-type="string">
            <text:p text:style-name="P91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88"><text:placeholder text:placeholder-type="text">&lt;ddt['description'] or ''&gt;</text:placeholder></text:p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9" office:value-type="string">
            <text:p text:style-name="P89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9" office:value-type="string">
            <text:p text:style-name="P8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9" office:value-type="string">
            <text:p text:style-name="P5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48"><text:bookmark-start text:name="__DdeLink__5188_1813818322"/><text:span text:style-name="Strong_20_Emphasis"><text:span text:style-name="T60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1"><text:placeholder text:placeholder-type="text">&lt;line.name.replace('(NO DESC)', '')&gt;</text:placeholder></text:p>
            <text:p text:style-name="P7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58"><text:placeholder text:placeholder-type="text">&lt;/if&gt;</text:placeholder></text:span></text:span></text:p>
            <text:p text:style-name="P80"><text:bookmark-start text:name="__DdeLink__1306_110173853911"/><text:span text:style-name="Strong_20_Emphasis"><text:span text:style-name="T59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48"><draw:frame draw:style-name="fr2" draw:name="image: asimage(img_gray(line.product_id.image_medium),None,1.1,1.1,'cm')" text:anchor-type="as-char" svg:width="1.101cm" svg:height="1.101cm" draw:z-index="0"><draw:text-box><text:p text:style-name="Frame_20_contents"/></draw:text-box></draw:frame></text:p>
          </table:table-cell>
          <table:table-cell table:style-name="Tabella2.D8" office:value-type="string">
            <text:p text:style-name="P149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p>
          </table:table-cell>
          <table:table-cell table:style-name="Tabella2.E8" office:value-type="string">
            <text:p text:style-name="P118"><text:placeholder text:placeholder-type="text">&lt;if test="line.quantity != 0.00"&gt;</text:placeholder></text:p>
            <text:p text:style-name="P122"><text:placeholder text:placeholder-type="text">&lt;formatLang(line.quantity or 0.00)&gt;</text:placeholder></text:p>
            <text:p text:style-name="P117"><text:placeholder text:placeholder-type="text">&lt;/if&gt;</text:placeholder></text:p>
          </table:table-cell>
          <table:table-cell table:style-name="Tabella2.F8" office:value-type="string">
            <text:p text:style-name="P141"><text:bookmark-start text:name="__DdeLink__3778_861959380"/><text:placeholder text:placeholder-type="text">&lt;if test="line.quantity != 0.00 and not o.print_net_price"&gt;</text:placeholder></text:p>
            <text:p text:style-name="P32"><text:placeholder text:placeholder-type="text">&lt;formatLang(line.price_unit)&gt;</text:placeholder></text:p>
            <text:p text:style-name="P142"><text:placeholder text:placeholder-type="text">&lt;/if&gt;</text:placeholder></text:p>
            <text:p text:style-name="P142"><text:placeholder text:placeholder-type="text">&lt;if test="line.quantity != 0.00 and o.print_net_price"&gt;</text:placeholder></text:p>
            <text:p text:style-name="P128"><text:placeholder text:placeholder-type="text">&lt;formatLang(line.price_unit_net)&gt;</text:placeholder></text:p>
            <text:p text:style-name="P142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2"><text:span text:style-name="Strong_20_Emphasis"><text:span text:style-name="T52"><text:placeholder text:placeholder-type="text">&lt;if test="line.discount != 0.00 and not o.print_net_price"&gt;</text:placeholder></text:span></text:span><text:span text:style-name="Strong_20_Emphasis"><text:span text:style-name="T54"><text:placeholder text:placeholder-type="text">&lt;formatLang(line.discount, digits=0)&gt;</text:placeholder></text:span></text:span><text:span text:style-name="Strong_20_Emphasis"><text:span text:style-name="T52"><text:placeholder text:placeholder-type="text">&lt;/if&gt;</text:placeholder></text:span></text:span></text:p>
          </table:table-cell>
          <table:table-cell table:style-name="Tabella2.H8" office:value-type="string">
            <text:p text:style-name="P136"><text:span text:style-name="T5"><text:placeholder text:placeholder-type="text">&lt;if test="line.invoice_line_tax_id"&gt;</text:placeholder></text:span><text:span text:style-name="T51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44"><text:placeholder text:placeholder-type="text">&lt;if test="line.price_subtotal != 0.00"&gt;</text:placeholder></text:p>
            <text:p text:style-name="P127"><text:placeholder text:placeholder-type="text">&lt;formatLang(line.price_subtotal)&gt;</text:placeholder></text:p>
            <text:p text:style-name="P125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9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9" office:value-type="string">
            <text:p text:style-name="P5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37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9"><text:placeholder text:placeholder-type="text">&lt;line.name&gt;</text:placeholder></text:p>
            <text:p text:style-name="P71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1"><text:span text:style-name="Strong_20_Emphasis"><text:span text:style-name="T55"><text:placeholder text:placeholder-type="text">&lt;line.invoice_id.partner_product_additional_description_id.name&gt;</text:placeholder></text:span></text:span></text:p>
            <text:p text:style-name="P71"><text:span text:style-name="Strong_20_Emphasis"><text:span text:style-name="T58"><text:placeholder text:placeholder-type="text">&lt;/if&gt;</text:placeholder></text:span></text:span></text:p>
            <text:p text:style-name="P79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18"><text:placeholder text:placeholder-type="text">&lt;if test="line.quantity != 0.00"&gt;</text:placeholder></text:p>
            <text:p text:style-name="P118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20"><text:placeholder text:placeholder-type="text">&lt;line.quantity or 0.00&gt;</text:placeholder></text:p>
            <text:p text:style-name="P117"><text:placeholder text:placeholder-type="text">&lt;/if&gt;</text:placeholder></text:p>
          </table:table-cell>
          <table:table-cell table:style-name="Tabella2.F11" office:value-type="string">
            <text:p text:style-name="P143"><text:placeholder text:placeholder-type="text">&lt;if test="line.quantity != 0.00 and not o.print_net_price"&gt;</text:placeholder></text:p>
            <text:p text:style-name="P139"><text:placeholder text:placeholder-type="text">&lt;formatLang(line.price_unit, digits=2)&gt;</text:placeholder></text:p>
            <text:p text:style-name="P143"><text:placeholder text:placeholder-type="text">&lt;/if&gt;</text:placeholder></text:p>
            <text:p text:style-name="P143"><text:placeholder text:placeholder-type="text">&lt;if test="line.quantity != 0.00 and o.print_net_price"&gt;</text:placeholder></text:p>
            <text:p text:style-name="P139"><text:placeholder text:placeholder-type="text">&lt;formatLang(line.price_unit_net)&gt;</text:placeholder></text:p>
            <text:p text:style-name="P143"><text:placeholder text:placeholder-type="text">&lt;/if&gt;</text:placeholder></text:p>
          </table:table-cell>
          <table:table-cell table:style-name="Tabella2.G11" office:value-type="string">
            <text:p text:style-name="P81"><text:span text:style-name="Strong_20_Emphasis"><text:span text:style-name="T52"><text:placeholder text:placeholder-type="text">&lt;if test="line.discount != 0.00 and not o.print_net_price"&gt;</text:placeholder></text:span></text:span><text:span text:style-name="Strong_20_Emphasis"><text:span text:style-name="T53"><text:placeholder text:placeholder-type="text">&lt;formatLang(line.discount,digits=0)&gt;</text:placeholder></text:span></text:span><text:span text:style-name="Strong_20_Emphasis"><text:span text:style-name="T52"><text:placeholder text:placeholder-type="text">&lt;/if&gt;</text:placeholder></text:span></text:span></text:p>
          </table:table-cell>
          <table:table-cell table:style-name="Tabella2.H11" office:value-type="string">
            <text:p text:style-name="P135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43"><text:placeholder text:placeholder-type="text">&lt;if test="line.price_subtotal != 0.00"&gt;</text:placeholder></text:p>
            <text:p text:style-name="P138"><text:placeholder text:placeholder-type="text">&lt;formatLang(line.price_subtotal)&gt;</text:placeholder></text:p>
            <text:p text:style-name="P141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9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9" office:value-type="string">
            <text:p text:style-name="P1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9" office:value-type="string">
            <text:p text:style-name="P1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placeholder text:placeholder-type="text">&lt;if test="o.parcels&gt;0"&gt;</text:placeholder></text:p>
            <text:p text:style-name="P64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1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4"><text:placeholder text:placeholder-type="text">&lt;translate(u'goods amount')&gt;</text:placeholder></text:p>
            <text:p text:style-name="P61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volume, digits=6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bookmark-start text:name="__DdeLink__1014_54864676"/><text:placeholder text:placeholder-type="text">&lt;if test="sale_weight()"&gt;</text:placeholder><text:bookmark-end text:name="__DdeLink__1014_54864676"/></text:p>
            <text:p text:style-name="P66"><text:placeholder text:placeholder-type="text">&lt;formatLang(o.net_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1"><text:placeholder text:placeholder-type="text">&lt;if test="check_installed_module('delivery_invoice_report')"&gt;</text:placeholder></text:p>
            <text:p text:style-name="P64"><text:placeholder text:placeholder-type="text">&lt;formatLang(get_total_goods(o.invoice_line), monetary=True, currency_obj=o.currency_id)&gt;</text:placeholder></text:p>
            <text:p text:style-name="P61"><text:bookmark text:name="__DdeLink__2249_5486467631"/><text:placeholder text:placeholder-type="text">&lt;/if&gt;</text:placeholder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3"><text:span text:style-name="T15"><text:placeholder text:placeholder-type="text">&lt;setLang(o.partner_id.lang or  'en_US')&gt;</text:placeholder></text:span><text:span text:style-name="T36"><text:placeholder text:placeholder-type="text">&lt;translate(u'description')&gt;</text:placeholder></text:span></text:p>
          </table:table-cell>
          <table:table-cell table:style-name="Table3.B1" office:value-type="string">
            <text:p text:style-name="P43"/>
          </table:table-cell>
          <table:table-cell table:style-name="Table3.A1" office:value-type="string">
            <text:p text:style-name="P45"><text:span text:style-name="T62">Imponibile</text:span><text:span text:style-name="T15"><text:placeholder text:placeholder-type="text">&lt;if test="o.partner_id.lang != 'it_IT'"&gt;</text:placeholder></text:span><text:span text:style-name="T29"> /</text:span><text:span text:style-name="T24"> <text:s/></text:span><text:span text:style-name="T61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5"><text:span text:style-name="T62">Imposta</text:span><text:span text:style-name="T15"><text:placeholder text:placeholder-type="text">&lt;if test="o.partner_id.lang != 'it_IT'"&gt;</text:placeholder></text:span><text:span text:style-name="T29"> /</text:span><text:span text:style-name="T24"> </text:span><text:span text:style-name="T61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33"/>
          </table:table-cell>
          <table:table-cell table:style-name="Table3.A1" office:value-type="string">
            <text:p text:style-name="P146"/>
          </table:table-cell>
        </table:table-row>
        <table:table-row table:style-name="Table3.2">
          <table:table-cell table:style-name="Table3.B1" table:number-columns-spanned="7" office:value-type="string">
            <text:p text:style-name="P2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4"/>
          </table:table-cell>
          <table:table-cell table:style-name="Table3.B1" office:value-type="string">
            <text:p text:style-name="P34"><text:placeholder text:placeholder-type="text">&lt;formatLang(line.amount)&gt;</text:placeholder></text:p>
          </table:table-cell>
          <table:table-cell table:style-name="Table3.B1" office:value-type="string">
            <text:p text:style-name="P133"/>
          </table:table-cell>
          <table:table-cell table:style-name="Table3.B1" office:value-type="string">
            <text:p text:style-name="P33"/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0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4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32"/>
          </table:table-cell>
          <table:table-cell table:style-name="Table3.A1" office:value-type="string">
            <text:p text:style-name="P147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40"/>
          </table:table-cell>
          <table:table-cell table:style-name="Table3.B1" office:value-type="string">
            <text:p text:style-name="P41"/>
          </table:table-cell>
          <table:table-cell table:style-name="Table3.E6" office:value-type="string">
            <text:p text:style-name="P42"><text:placeholder text:placeholder-type="text">&lt;get_label(o,'residual')&gt;</text:placeholder></text:p>
          </table:table-cell>
          <table:table-cell table:style-name="Table3.B1" office:value-type="string">
            <text:p text:style-name="P131"/>
          </table:table-cell>
          <table:table-cell table:style-name="Table3.A5" office:value-type="string">
            <text:p text:style-name="P130"><text:span text:style-name="T50"><text:s/></text:span><text:placeholder text:placeholder-type="text">&lt;formatLang(o.residual)&gt;</text:placeholder></text:p>
          </table:table-cell>
        </table:table-row>
      </table:table>
      <text:p text:style-name="P152"/>
      <text:p text:style-name="P168"><text:span text:style-name="T32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70"><text:placeholder text:placeholder-type="text">&lt;for each="line in invoice_move_lines(o.move_id)"&gt;</text:placeholder></text:p>
      <text:p text:style-name="P172"><text:placeholder text:placeholder-type="text">&lt;setLang('it_IT')&gt;</text:placeholder></text:p>
      <text:p text:style-name="P169"><text:span text:style-name="T42"><text:placeholder text:placeholder-type="text">&lt;formatLang(line.date_maturity,date=True) or ''&gt;</text:placeholder></text:span><text:span text:style-name="T42"> </text:span><text:span text:style-name="T14"><text:placeholder text:placeholder-type="text">&lt;setLang(o.partner_id.lang or  'it_IT')&gt;</text:placeholder></text:span><text:span text:style-name="T14"> <text:s/></text:span><text:span text:style-name="T42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167"><text:placeholder text:placeholder-type="text">&lt;/for&gt;</text:placeholder></text:p>
      <text:p text:style-name="P153"><text:placeholder text:placeholder-type="text">&lt;if test="o.type == 'out_invoice' "&gt;</text:placeholder></text:p>
      <text:p text:style-name="P1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154"><text:soft-page-break/><text:placeholder text:placeholder-type="text">&lt;formatLang(o.date_due, date=True) or ''&gt;</text:placeholder></text:p>
      <text:p text:style-name="P153"><text:span text:style-name="T23"><text:placeholder text:placeholder-type="text">&lt;setLang(o.partner_id.lang or  'it_IT')&gt;</text:placeholder></text:span><text:placeholder text:placeholder-type="text">&lt;/if&gt;</text:placeholder></text:p>
      <text:p text:style-name="P165"><text:placeholder text:placeholder-type="text">&lt;/if&gt;</text:placeholder><text:placeholder text:placeholder-type="text">&lt;/if&gt;</text:placeholder></text:p>
      <text:p text:style-name="P134"><text:placeholder text:placeholder-type="text">&lt;o.fiscal_position.note or ''&gt;</text:placeholder></text:p>
      <text:p text:style-name="P145"><text:placeholder text:placeholder-type="text">&lt;if test="check_installed_module('account_fiscal_position_rule_partner')"&gt;</text:placeholder></text:p>
      <text:p text:style-name="P126"><text:placeholder text:placeholder-type="text">&lt;if test="o.account_fiscal_position_rule_id"&gt;</text:placeholder></text:p>
      <text:p text:style-name="P129"><text:span text:style-name="T43">C</text:span><text:span text:style-name="T44">ome da vs. dichiarazione di intento n° </text:span><text:bookmark-start text:name="__DdeLink__1227_18662342702"/><text:span text:style-name="T44"><text:placeholder text:placeholder-type="text">&lt;o.account_fiscal_position_rule_id.name&gt;</text:placeholder></text:span><text:bookmark-end text:name="__DdeLink__1227_18662342702"/><text:span text:style-name="T44"> del </text:span><text:span text:style-name="T44"><text:placeholder text:placeholder-type="text">&lt;formatLang(o.account_fiscal_position_rule_id.date_issue, date=True) or ''&gt;</text:placeholder></text:span><text:span text:style-name="T44"> ricevuta in data </text:span><text:bookmark-start text:name="__DdeLink__1234_18662342702"/><text:span text:style-name="T44"><text:placeholder text:placeholder-type="text">&lt;formatLang(o.account_fiscal_position_rule_id.date_reception, date=True) or ''&gt;</text:placeholder></text:span><text:bookmark-end text:name="__DdeLink__1234_18662342702"/><text:span text:style-name="T44"> e protocollata al n</text:span><text:bookmark-start text:name="__DdeLink__3853_18662342702"/><text:span text:style-name="T44">°</text:span><text:bookmark-end text:name="__DdeLink__3853_18662342702"/><text:span text:style-name="T44"> </text:span><text:span text:style-name="T44"><text:placeholder text:placeholder-type="text">&lt;o.account_fiscal_position_rule_id.number_protocol&gt;</text:placeholder></text:span><text:span text:style-name="T44">.</text:span></text:p>
      <text:p text:style-name="P126"><text:placeholder text:placeholder-type="text">&lt;/if&gt;</text:placeholder></text:p>
      <text:p text:style-name="P126"><text:placeholder text:placeholder-type="text">&lt;/if&gt;</text:placeholder></text:p>
      <text:p text:style-name="P94"><text:placeholder text:placeholder-type="text">&lt;o.comment or ''&gt;</text:placeholder></text:p>
      <text:p text:style-name="P19"><draw:frame draw:style-name="fr3" draw:name="image: asimage(o.tax_stamp_image,None,3,2.2,'cm')" text:anchor-type="as-char" svg:y="0.037cm" svg:height="0.25cm" draw:z-index="3"><draw:text-box fo:min-width="0.342cm"><text:p text:style-name="P2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4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><text:span text:style-name="MT25"/></text:p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5:31:12.625848227</dc:date>
    <meta:editing-duration>P4DT9H53M41S</meta:editing-duration>
    <meta:editing-cycles>812</meta:editing-cycles>
    <meta:generator>LibreOffice/5.1.6.2$Linux_X86_64 LibreOffice_project/10m0$Build-2</meta:generator>
    <meta:document-statistic meta:table-count="11" meta:image-count="0" meta:object-count="0" meta:page-count="2" meta:paragraph-count="235" meta:word-count="805" meta:character-count="10753" meta:non-whitespace-character-count="10164"/>
  </office:meta>
</office:document-meta>
</file>